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6827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752in" svg:height="4.9051in" svg:x="6.6327in" svg:y="3.2988in">
            <draw:object draw:notify-on-update-of-ranges="Sheet1.A14:Sheet1.A14 Sheet1.B14:Sheet1.H14 Sheet1.A15:Sheet1.A15 Sheet1.B1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5in" svg:height="3.5425in" svg:x="0in" svg:y="3.6996in">
            <draw:object draw:notify-on-update-of-ranges="Sheet1.A14:Sheet1.A14 Sheet1.B14:Sheet1.G14 Sheet1.A15:Sheet1.A15 Sheet1.B15:Sheet1.G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float" office:value="112510933" calcext:value-type="float">
            <text:p>112510933</text:p>
          </table:table-cell>
          <table:table-cell office:value-type="float" office:value="222360836527" calcext:value-type="float">
            <text:p>222360836527</text:p>
          </table:table-cell>
          <table:table-cell office:value-type="float" office:value="2223582990929" calcext:value-type="float">
            <text:p>2223582990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Divisor</text:p>
          </table:table-cell>
          <table:table-cell office:value-type="float" office:value="0.0233087" calcext:value-type="float">
            <text:p>0.0233087</text:p>
          </table:table-cell>
          <table:table-cell office:value-type="float" office:value="0.383251" calcext:value-type="float">
            <text:p>0.383251</text:p>
          </table:table-cell>
          <table:table-cell office:value-type="float" office:value="1.83822" calcext:value-type="float">
            <text:p>1.83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iptic Curve</text:p>
          </table:table-cell>
          <table:table-cell office:value-type="float" office:value="0.07221" calcext:value-type="float">
            <text:p>0.07221</text:p>
          </table:table-cell>
          <table:table-cell office:value-type="float" office:value="29.591914" calcext:value-type="float">
            <text:p>29.591914</text:p>
          </table:table-cell>
          <table:table-cell office:value-type="float" office:value="489.521282" calcext:value-type="float">
            <text:p>489.521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 EC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685793" calcext:value-type="float">
            <text:p>685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 TD</text:p>
          </table:table-cell>
          <table:table-cell office:value-type="float" office:value="347" calcext:value-type="float">
            <text:p>347</text:p>
          </table:table-cell>
          <table:table-cell office:value-type="float" office:value="324239" calcext:value-type="float">
            <text:p>324239</text:p>
          </table:table-cell>
          <table:table-cell office:value-type="float" office:value="685793" calcext:value-type="float">
            <text:p>685793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Trial Divisor Data</text:p>
          </table:table-cell>
          <table:table-cell office:value-type="float" office:value="773671" calcext:value-type="float">
            <text:p>773671</text:p>
          </table:table-cell>
          <table:table-cell office:value-type="float" office:value="38577449" calcext:value-type="float">
            <text:p>38577449</text:p>
          </table:table-cell>
          <table:table-cell office:value-type="float" office:value="3854975783" calcext:value-type="float">
            <text:p>3854975783</text:p>
          </table:table-cell>
          <table:table-cell office:value-type="float" office:value="375525370397" calcext:value-type="float">
            <text:p>375525370397</text:p>
          </table:table-cell>
          <table:table-cell office:value-type="float" office:value="19231850359663" calcext:value-type="float">
            <text:p>19231850359663</text:p>
          </table:table-cell>
          <table:table-cell office:value-type="float" office:value="2168378888936683" calcext:value-type="float">
            <text:p>2168378888936683</text:p>
          </table:table-cell>
          <table:table-cell table:style-name="ce1" office:value-type="string" calcext:value-type="string">
            <text:p>184422255390611123</text:p>
          </table:table-cell>
        </table:table-row>
        <table:table-row table:style-name="ro2">
          <table:table-cell office:value-type="string" calcext:value-type="string">
            <text:p>Digits</text:p>
          </table:table-cell>
          <table:table-cell table:formula="of:=LEN([.B13])" office:value-type="float" office:value="6" calcext:value-type="float">
            <text:p>6</text:p>
          </table:table-cell>
          <table:table-cell table:formula="of:=LEN([.C13])" office:value-type="float" office:value="8" calcext:value-type="float">
            <text:p>8</text:p>
          </table:table-cell>
          <table:table-cell table:formula="of:=LEN([.D13])" office:value-type="float" office:value="10" calcext:value-type="float">
            <text:p>10</text:p>
          </table:table-cell>
          <table:table-cell table:formula="of:=LEN([.E13])" office:value-type="float" office:value="12" calcext:value-type="float">
            <text:p>12</text:p>
          </table:table-cell>
          <table:table-cell table:formula="of:=LEN([.F13])" office:value-type="float" office:value="14" calcext:value-type="float">
            <text:p>14</text:p>
          </table:table-cell>
          <table:table-cell table:formula="of:=LEN([.G13])" office:value-type="float" office:value="16" calcext:value-type="float">
            <text:p>16</text:p>
          </table:table-cell>
          <table:table-cell table:formula="of:=LEN([.H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ing</text:p>
          </table:table-cell>
          <table:table-cell office:value-type="float" office:value="0.0233689" calcext:value-type="float">
            <text:p>0.0233689</text:p>
          </table:table-cell>
          <table:table-cell office:value-type="float" office:value="0.0226143" calcext:value-type="float">
            <text:p>0.0226143</text:p>
          </table:table-cell>
          <table:table-cell office:value-type="float" office:value="0.0682824" calcext:value-type="float">
            <text:p>0.0682824</text:p>
          </table:table-cell>
          <table:table-cell office:value-type="float" office:value="0.816408" calcext:value-type="float">
            <text:p>0.816408</text:p>
          </table:table-cell>
          <table:table-cell office:value-type="float" office:value="4.09527" calcext:value-type="float">
            <text:p>4.09527</text:p>
          </table:table-cell>
          <table:table-cell office:value-type="float" office:value="36.5601" calcext:value-type="float">
            <text:p>36.5601</text:p>
          </table:table-cell>
          <table:table-cell office:value-type="float" office:value="359.882" calcext:value-type="float">
            <text:p>359.882</text:p>
          </table:table-cell>
        </table:table-row>
        <table:table-row table:style-name="ro1">
          <table:table-cell office:value-type="string" calcext:value-type="string">
            <text:p>Factor Found</text:p>
          </table:table-cell>
          <table:table-cell office:value-type="float" office:value="853" calcext:value-type="float">
            <text:p>853</text:p>
          </table:table-cell>
          <table:table-cell office:value-type="float" office:value="4567" calcext:value-type="float">
            <text:p>4567</text:p>
          </table:table-cell>
          <table:table-cell office:value-type="float" office:value="45641" calcext:value-type="float">
            <text:p>45641</text:p>
          </table:table-cell>
          <table:table-cell office:value-type="float" office:value="587891" calcext:value-type="float">
            <text:p>587891</text:p>
          </table:table-cell>
          <table:table-cell office:value-type="float" office:value="2436743" calcext:value-type="float">
            <text:p>2436743</text:p>
          </table:table-cell>
          <table:table-cell office:value-type="float" office:value="23478787" calcext:value-type="float">
            <text:p>23478787</text:p>
          </table:table-cell>
          <table:table-cell office:value-type="float" office:value="234789551" calcext:value-type="float">
            <text:p>234789551</text:p>
          </table:table-cell>
        </table:table-row>
        <table:table-row table:style-name="ro1">
          <table:table-cell office:value-type="string" calcext:value-type="string">
            <text:p>World Size 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3:41:01.097128360</meta:creation-date>
    <dc:date>2024-05-18T15:15:57.147213781</dc:date>
    <meta:editing-duration>PT1H34M56S</meta:editing-duration>
    <meta:editing-cycles>1</meta:editing-cycles>
    <meta:document-statistic meta:table-count="1" meta:cell-count="53" meta:object-count="2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56cm" svg:height="12.46cm" xlink:href=".." xlink:type="simple" chart:class="chart:scatter" chart:style-name="ch1">
        <chart:title svg:x="6.278cm" svg:y="0.385cm" chart:style-name="ch2">
          <text:p>Timeing per digit size</text:p>
        </chart:title>
        <chart:legend chart:legend-position="end" svg:x="14.58cm" svg:y="5.931cm" style:legend-expansion="high" chart:style-name="ch3"/>
        <chart:plot-area chart:style-name="ch4" table:cell-range-address="Sheet1.A14:Sheet1.H15" chart:data-source-has-labels="column" svg:x="1.35cm" svg:y="1.413cm" svg:width="12.891cm" svg:height="9.817cm">
          <chart:coordinate-region svg:x="2.157cm" svg:y="1.612cm" svg:width="11.897cm" svg:height="8.971cm"/>
          <chart:axis chart:dimension="x" chart:name="primary-x" chart:style-name="ch5">
            <chart:title svg:x="6.587cm" svg:y="11.479cm" chart:style-name="ch6">
              <text:p>number of digits</text:p>
            </chart:title>
          </chart:axis>
          <chart:axis chart:dimension="y" chart:name="primary-y" chart:style-name="ch7">
            <chart:title svg:x="0.451cm" svg:y="6.815cm" chart:style-name="ch8">
              <text:p>timing</text:p>
            </chart:title>
            <chart:grid chart:style-name="ch9" chart:class="major"/>
          </chart:axis>
          <chart:series chart:style-name="ch10" chart:values-cell-range-address="Sheet1.B15:Sheet1.H15" chart:label-cell-address="Sheet1.A15:Sheet1.A15" chart:class="chart:scatter">
            <chart:domain table:cell-range-address="Sheet1.B14:Sheet1.H1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B14:Sheet1.H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iming</text:p>
                <draw:g>
                  <svg:desc>Sheet1.A15:Sheet1.A15</svg:desc>
                </draw:g>
              </table:table-cell>
              <table:table-cell office:value-type="float" office:value="0.0233689">
                <text:p>0.0233689</text:p>
                <draw:g>
                  <svg:desc>Sheet1.B15:Sheet1.H15</svg:desc>
                </draw:g>
              </table:table-cell>
              <table:table-cell office:value-type="float" office:value="0.0226143">
                <text:p>0.0226143</text:p>
              </table:table-cell>
              <table:table-cell office:value-type="float" office:value="0.0682824">
                <text:p>0.0682824</text:p>
              </table:table-cell>
              <table:table-cell office:value-type="float" office:value="0.816408">
                <text:p>0.816408</text:p>
              </table:table-cell>
              <table:table-cell office:value-type="float" office:value="4.09527">
                <text:p>4.09527</text:p>
              </table:table-cell>
              <table:table-cell office:value-type="float" office:value="36.5601">
                <text:p>36.5601</text:p>
              </table:table-cell>
              <table:table-cell office:value-type="float" office:value="359.882">
                <text:p>359.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8.999cm" xlink:href=".." xlink:type="simple" chart:class="chart:scatter" chart:style-name="ch1">
        <chart:title svg:x="5.394cm" svg:y="0.343cm" chart:style-name="ch2">
          <text:p>Timing per number of digits</text:p>
        </chart:title>
        <chart:legend chart:legend-position="end" svg:x="13.646cm" svg:y="4.2cm" style:legend-expansion="high" chart:style-name="ch3"/>
        <chart:plot-area chart:style-name="ch4" table:cell-range-address="Sheet1.A14:Sheet1.G15" chart:data-source-has-labels="column" svg:x="1.331cm" svg:y="1.273cm" svg:width="11.995cm" svg:height="6.566cm">
          <chart:coordinate-region svg:x="1.952cm" svg:y="1.472cm" svg:width="11.187cm" svg:height="5.72cm"/>
          <chart:axis chart:dimension="x" chart:name="primary-x" chart:style-name="ch5">
            <chart:title svg:x="6.12cm" svg:y="8.018cm" chart:style-name="ch6">
              <text:p>number of digits</text:p>
            </chart:title>
          </chart:axis>
          <chart:axis chart:dimension="y" chart:name="primary-y" chart:style-name="ch7">
            <chart:title svg:x="0.451cm" svg:y="5.857cm" chart:style-name="ch8">
              <text:p>Timing (seconds)</text:p>
            </chart:title>
            <chart:grid chart:style-name="ch9" chart:class="major"/>
          </chart:axis>
          <chart:series chart:style-name="ch10" chart:values-cell-range-address="Sheet1.B15:Sheet1.G15" chart:label-cell-address="Sheet1.A15:Sheet1.A15" chart:class="chart:scatter">
            <chart:domain table:cell-range-address="Sheet1.B14:Sheet1.G14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B14:Sheet1.G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iming</text:p>
                <draw:g>
                  <svg:desc>Sheet1.A15:Sheet1.A15</svg:desc>
                </draw:g>
              </table:table-cell>
              <table:table-cell office:value-type="float" office:value="0.0233689">
                <text:p>0.0233689</text:p>
                <draw:g>
                  <svg:desc>Sheet1.B15:Sheet1.G15</svg:desc>
                </draw:g>
              </table:table-cell>
              <table:table-cell office:value-type="float" office:value="0.0226143">
                <text:p>0.0226143</text:p>
              </table:table-cell>
              <table:table-cell office:value-type="float" office:value="0.0682824">
                <text:p>0.0682824</text:p>
              </table:table-cell>
              <table:table-cell office:value-type="float" office:value="0.816408">
                <text:p>0.816408</text:p>
              </table:table-cell>
              <table:table-cell office:value-type="float" office:value="4.09527">
                <text:p>4.09527</text:p>
              </table:table-cell>
              <table:table-cell office:value-type="float" office:value="36.5601">
                <text:p>36.5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